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5cm" fo:min-width="7.75cm"/>
      <style:paragraph-properties style:writing-mode="lr-tb"/>
    </style:style>
    <style:style style:name="gr2" style:family="graphic" style:parent-style-name="objectwithoutfill">
      <style:graphic-properties draw:marker-end="Arrowheads_20_8" draw:marker-end-width="1.2cm" draw:fill="none" draw:textarea-vertical-align="middle"/>
    </style:style>
    <style:style style:name="gr3" style:family="graphic" style:parent-style-name="objectwithoutfill">
      <style:graphic-properties draw:marker-end="Arrowheads_20_8" draw:marker-end-width="1.2cm" draw:fill="none" draw:textarea-vertical-align="middl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25cm" svg:height="2.75cm" svg:x="4.25cm" svg:y="4.5cm">
          <draw:glue-point draw:id="4" svg:x="3.181cm" svg:y="5.181cm"/>
          <draw:glue-point draw:id="5" svg:x="-2.575cm" svg:y="5cm"/>
          <text:p text:style-name="P1">AudioEngi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8.25cm" svg:height="2.75cm" svg:x="4.25cm" svg:y="10.25cm">
          <text:p text:style-name="P1">PlotWidg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8.25cm" svg:height="2.75cm" svg:x="4.25cm" svg:y="16cm">
          <text:p text:style-name="P1">MainWindow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75cm" svg:y1="7.25cm" svg:x2="7.75cm" svg:y2="10.25cm">
          <text:p/>
        </draw:line>
        <draw:line draw:style-name="gr3" draw:text-style-name="P2" draw:layer="layout" svg:x1="9.5cm" svg:y1="10.25cm" svg:x2="9.5cm" svg:y2="7.25cm">
          <text:p text:style-name="P1"/>
        </draw:line>
        <draw:line draw:style-name="gr3" draw:text-style-name="P2" draw:layer="layout" svg:x1="8.5cm" svg:y1="16cm" svg:x2="8.5cm" svg:y2="13cm">
          <text:p/>
        </draw:line>
        <draw:frame draw:style-name="gr4" draw:text-style-name="P3" draw:layer="layout" svg:width="4.25cm" svg:height="1cm" svg:x="3.5cm" svg:y="8cm">
          <draw:text-box>
            <text:p>bufferReady</text:p>
          </draw:text-box>
        </draw:frame>
        <draw:frame draw:style-name="gr5" draw:text-style-name="P3" draw:layer="layout" svg:width="7.75cm" svg:height="1.673cm" svg:x="10.75cm" svg:y="8cm">
          <draw:text-box>
            <text:p>startListening</text:p>
            <text:p>stopListening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cm" svg:stroke-color="#3465a4" draw:marker-start-width="0.35cm" draw:marker-start-center="false" draw:marker-end-width="0.35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heads_20_4" draw:marker-end-width="1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07T15:55:35.797087609</meta:creation-date>
    <dc:date>2021-09-07T16:38:42.510408010</dc:date>
    <meta:editing-duration>PT43M5S</meta:editing-duration>
    <meta:editing-cycles>5</meta:editing-cycles>
    <meta:generator>LibreOffice/7.0.4.2$Linux_X86_64 LibreOffice_project/00$Build-2</meta:generator>
    <meta:document-statistic meta:object-count="8"/>
  </office:meta>
</office:document-meta>
</file>